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1000003D0D52883C7C7B3C9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7cm" svg:height="14.192cm" draw:z-index="0"><draw:image xlink:href="Pictures/1000000000000491000003D0D52883C7C7B3C9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06:09:30.031000000</meta:creation-date>
    <dc:date>2021-11-04T06:10:03.608000000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4.2$Windows_X86_64 LibreOffice_project/2412653d852ce75f65fbfa83fb7e7b669a126d64</meta:generator>
  </office:meta>
</office:document-meta>
</file>